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12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21:40:52.762668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8T21:41:10.641128583</dc:date>
    <meta:editing-duration>P2DT19H45M16S</meta:editing-duration>
    <meta:editing-cycles>2551</meta:editing-cycles>
    <dc:creator>Ilya Shpigor</dc:creator>
    <meta:document-statistic meta:table-count="4" meta:cell-count="431" meta:object-count="0"/>
  </office:meta>
</office:document-meta>
</file>